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list-style-name="LFO1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list-style-name="LFO1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list-style-name="LFO1" style:family="paragraph">
      <style:text-properties style:font-name="Arial"/>
    </style:style>
    <style:style style:name="P9" style:parent-style-name="Standard" style:list-style-name="LFO1" style:family="paragraph">
      <style:text-properties style:font-name="Arial"/>
    </style:style>
    <style:style style:name="P10" style:parent-style-name="Standard" style:list-style-name="LFO1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list-style-name="LFO2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list-style-name="LFO2" style:family="paragraph">
      <style:text-properties style:font-name="Arial"/>
    </style:style>
    <style:style style:name="P15" style:parent-style-name="Standard" style:list-style-name="LFO2" style:family="paragraph">
      <style:text-properties style:font-name="Arial"/>
    </style:style>
    <style:style style:name="P16" style:parent-style-name="Standard" style:list-style-name="LFO2" style:family="paragraph">
      <style:text-properties style:font-name="Arial"/>
    </style:style>
    <style:style style:name="P17" style:parent-style-name="Standard" style:list-style-name="LFO2" style:family="paragraph">
      <style:text-properties style:font-name="Arial"/>
    </style:style>
    <style:style style:name="P18" style:parent-style-name="Standard" style:list-style-name="LFO2" style:family="paragraph">
      <style:text-properties style:font-name="Arial"/>
    </style:style>
    <style:style style:name="P19" style:parent-style-name="Standard" style:list-style-name="LFO2" style:family="paragraph">
      <style:text-properties style:font-name="Arial"/>
    </style:style>
    <style:style style:name="P20" style:parent-style-name="Standard" style:list-style-name="LFO2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list-style-name="LFO2" style:family="paragraph">
      <style:text-properties style:font-name="Arial"/>
    </style:style>
    <style:style style:name="P23" style:parent-style-name="Standard" style:list-style-name="LFO2" style:family="paragraph">
      <style:text-properties style:font-name="Arial"/>
    </style:style>
    <style:style style:name="P24" style:parent-style-name="Standard" style:list-style-name="LFO3" style:family="paragraph">
      <style:text-properties style:font-name="Arial"/>
    </style:style>
    <style:style style:name="P25" style:parent-style-name="Standard" style:list-style-name="LFO3" style:family="paragraph">
      <style:text-properties style:font-name="Arial"/>
    </style:style>
    <style:style style:name="P26" style:parent-style-name="Standard" style:list-style-name="LFO4" style:family="paragraph">
      <style:text-properties style:font-name="Arial"/>
    </style:style>
    <style:style style:name="P27" style:parent-style-name="Standard" style:list-style-name="LFO2" style:family="paragraph">
      <style:text-properties style:font-name="Arial"/>
    </style:style>
    <style:style style:name="P28" style:parent-style-name="Standard" style:list-style-name="LFO2" style:family="paragraph">
      <style:text-properties style:font-name="Arial"/>
    </style:style>
    <style:style style:name="P29" style:parent-style-name="Standard" style:list-style-name="LFO2" style:family="paragraph">
      <style:text-properties style:font-name="Arial"/>
    </style:style>
    <style:style style:name="P30" style:parent-style-name="Standard" style:list-style-name="LFO2" style:family="paragraph">
      <style:text-properties style:font-name="Arial"/>
    </style:style>
    <style:style style:name="P31" style:parent-style-name="Standard" style:list-style-name="LFO2" style:family="paragraph">
      <style:text-properties style:font-name="Arial"/>
    </style:style>
    <style:style style:name="P32" style:parent-style-name="Standard" style:list-style-name="LFO2" style:family="paragraph">
      <style:text-properties style:font-name="Arial"/>
    </style:style>
    <style:style style:name="P33" style:parent-style-name="Standard" style:list-style-name="LFO2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Normální" style:family="paragraph">
      <style:paragraph-properties fo:break-before="page"/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list-style-name="LFO5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list-style-name="LFO5" style:family="paragraph">
      <style:text-properties style:font-name="Arial"/>
    </style:style>
    <style:style style:name="P43" style:parent-style-name="Odstavecseseznamem" style:family="paragraph">
      <style:text-properties style:font-name="Arial"/>
    </style:style>
    <style:style style:name="P44" style:parent-style-name="Standard" style:list-style-name="LFO5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Odstavecseseznamem" style:list-style-name="LFO5" style:family="paragraph">
      <style:text-properties style:font-name="Arial"/>
    </style:style>
    <style:style style:name="P49" style:parent-style-name="Normální" style:family="paragraph">
      <style:text-properties style:font-name="Arial"/>
    </style:style>
    <style:style style:name="P50" style:parent-style-name="Odstavecseseznamem" style:list-style-name="LFO5" style:family="paragraph">
      <style:text-properties style:font-name="Arial"/>
    </style:style>
    <style:style style:name="P51" style:parent-style-name="Odstavecseseznamem" style:family="paragraph">
      <style:text-properties style:font-name="Arial"/>
    </style:style>
    <style:style style:name="P52" style:parent-style-name="Odstavecseseznamem" style:list-style-name="LFO5" style:family="paragraph">
      <style:text-properties style:font-name="Arial"/>
    </style:style>
    <style:style style:name="P53" style:parent-style-name="Normální" style:family="paragraph">
      <style:paragraph-properties fo:margin-left="0.25in">
        <style:tab-stops/>
      </style:paragraph-properties>
      <style:text-properties style:font-name="Arial"/>
    </style:style>
    <style:style style:name="P54" style:parent-style-name="Normální" style:family="paragraph">
      <style:paragraph-properties fo:margin-left="0.25in">
        <style:tab-stops/>
      </style:paragraph-properties>
      <style:text-properties style:font-name="Arial"/>
    </style:style>
    <style:style style:name="P55" style:parent-style-name="Odstavecseseznamem" style:list-style-name="LFO5" style:family="paragraph">
      <style:paragraph-properties fo:break-before="page"/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list-style-name="LFO5" style:family="paragraph"/>
    <style:style style:name="T58" style:parent-style-name="Standardnípísmoodstavce" style:family="text">
      <style:text-properties style:font-name="Arial"/>
    </style:style>
  </office:automatic-styles>
  <office:body>
    <office:text text:use-soft-page-breaks="true">
      <text:p text:style-name="P1">Funkce programu SKLADNIK:</text:p>
      <text:p text:style-name="P2"/>
      <text:list text:style-name="LFO1" text:continue-numbering="true">
        <text:list-item>
          <text:p text:style-name="P3">Hlavním úkolem programu SKLADNIK je eliminace chyb v objednávání materiálu. POHODA neumí rezervovat položky ve výrobku, pouze jen výrobky a to je hlavní<text:s/>problém, což se stalo, že více výrobků obsahovalo stejný materiál, který pak při výrobě chyběl.</text:p>
        </text:list-item>
      </text:list>
      <text:p text:style-name="P4"/>
      <text:list text:style-name="LFO1" text:continue-numbering="true">
        <text:list-item>
          <text:p text:style-name="P5">Základ vychází z exportovaného souboru XML systému Pohoda – odtud se natahají potřebné informace do programu (kód, množství kusů, výrobky, dodavatelé, atd...upřesním).</text:p>
        </text:list-item>
      </text:list>
      <text:p text:style-name="P6">Pracovalo by to na takové bázi, že SKLADNIK by byl doplňkem k systému POHODA, ale klíčovým programem pro nás. To by znamenalo, že po přijetí materiálu, který by se naskladnil do systému POHODA, by se v programu SKLADNÍK kliklo na „Aktualizovat s POHODOU“. Program by po aktualizaci musel přepočítat znovu všechny stavy zásob a v případně změny, je opravit.</text:p>
      <text:p text:style-name="P7"/>
      <text:list text:style-name="LFO1" text:continue-numbering="true">
        <text:list-item>
          <text:p text:style-name="P8">Zatím bude stačit uživatel na 1 PC, ideální by bylo, aby běžel program v síti, čili max. Cca 3 uživatele, data by se mohli ukládat na server</text:p>
        </text:list-item>
        <text:list-item>
          <text:p text:style-name="P9">systém na kterém poběží bude XP i na ostatních PC, ale kompatibilitu by to chtělo i s W7</text:p>
        </text:list-item>
        <text:list-item>
          <text:p text:style-name="P10">HW nejslabší PC je Celeron 1,4GHz 500MB RAM</text:p>
        </text:list-item>
      </text:list>
      <text:p text:style-name="P11"/>
      <text:list text:style-name="LFO2" text:continue-numbering="true">
        <text:list-item>
          <text:p text:style-name="P12">Skládat se bude z hlavních záložek a to: Objednávky do výroby; Výrobky; Materiál (součástky);Objednávky materiálu; Sklad externích firem</text:p>
        </text:list-item>
      </text:list>
      <text:p text:style-name="P13"/>
      <text:list text:style-name="LFO2" text:continue-numbering="true">
        <text:list-item>
          <text:p text:style-name="P14">Hlavním prvkem je Materiál, čily veškeré skladové množství ze systému POHODA. To se neustále mění, takže je důležité aby po vytvoření nové karty (Skladové zásoby) v systému POHODA program SKLADNÍK si uměl také tuto položku načíst.</text:p>
        </text:list-item>
        <text:list-item>
          <text:p text:style-name="P15">Materiál se může skládat buď přímo ze součástky, nebo výrobku → výrobek může obsahovat další součástky i výrobky.</text:p>
        </text:list-item>
        <text:list-item>
          <text:p text:style-name="P16">Pokud se bude jednat o výrobek, lze jej rozkliknout → zobrazí se nové okno s výpisem materiálu → pokud ve výpisu bude další výrobek, bude jej možné opět rozkliknout.</text:p>
        </text:list-item>
        <text:list-item>
          <text:p text:style-name="P17">Každé okno lze zvlášť vytisknout (i tisk chybějícího materiálu z objednávek)</text:p>
        </text:list-item>
        <text:list-item>
          <text:p text:style-name="P18">Sklady součástek (FLAJZAR, JABLO) → objednávka → struktura výrobku, odečtení dle skladů</text:p>
        </text:list-item>
        <text:list-item>
          <text:p text:style-name="P19">Historie expedovaného materiálu do Ext. Firem → u každé součástky zvlášť – expeduje se <text:s/>do konce roku, na začátku nového roku se seznam smaže</text:p>
        </text:list-item>
        <text:list-item>
          <text:p text:style-name="P20">Každý rok se uloží databáze s historií</text:p>
        </text:list-item>
      </text:list>
      <text:p text:style-name="P21"/>
      <text:list text:style-name="LFO2" text:continue-numbering="true">
        <text:list-item>
          <text:p text:style-name="P22">Po přijetí objednávky se projede sklad zásob, porovná počet kusů na vyrobení a množství skladem, to se podělí počtem v objednávce a vypíše kolik kusů je<text:s/>možné vyrobit, pokud nebude některá součástka z výrobku skladem, nebo nebude odpovídat její množství na vyrobení alespoň jednoho kusu → vypíše se Možno vyrobit 0. Pozor zde hrají roli priority</text:p>
        </text:list-item>
        <text:list-item>
          <text:p text:style-name="P23">Po dvojkliku na objednané zboží se otevře okno (se stromečkem materiálu), pokud stromeček bude obsahovat znovu výrobek (například osazenou DPS) půjde znovu rozkliknout s dalším stromečkem – všechno vychází ze skladových položek</text:p>
        </text:list-item>
      </text:list>
      <text:list text:style-name="LFO3" text:continue-numbering="true">
        <text:list-item>
          <text:p text:style-name="P24">taková tabulka bude obsahovat rezervaci pro výrobu (počet kusů ve výrobku * počet objednaných) a vypíše kolik kusů je třeba objednat</text:p>
        </text:list-item>
        <text:list-item>
          <text:p text:style-name="P25">když bude v objednávce další výrobek se stejnou položkou, musí se dle priorit dopočítat chybějící materiál, pokud se změní priority, musí se přepočítat znovu vše</text:p>
        </text:list-item>
      </text:list>
      <text:list text:style-name="LFO2">
        <text:list-item text:start-value="1">
          <text:p text:style-name="P26">V Materiálu bude obsažen kompletní stav z POHODy – opět platí, co výrobek, to lze<text:s/><text:soft-page-break/>rozkliknout</text:p>
        </text:list-item>
        <text:list-item>
          <text:p text:style-name="P27">Sklad externích firem → duplicitní součástka ze skladem,-&gt; při převodu se odečte z e skladu flajzar a přičte sklad externích firem; skladové zásboy lze měnit ručně</text:p>
        </text:list-item>
        <text:list-item>
          <text:p text:style-name="P28">množství dodaných – celkové množství dodaného materiálu</text:p>
        </text:list-item>
        <text:list-item>
          <text:p text:style-name="P29">Zbytek na skladě (ext.) → dodaný – potřeba na výrobek</text:p>
        </text:list-item>
        <text:list-item>
          <text:p text:style-name="P30">Nutno dodat → mínus rozdíl zbytku a potřeby na výrobek</text:p>
        </text:list-item>
        <text:list-item>
          <text:p text:style-name="P31">Převod materiálu – kolonka na kusy a okénko s fajfkou, po odkliknutí fafky se do historie zapíše datum a počet odeslaných kusů – tento počet se odepíše ze skladu FLAJZAR a přičte do skladu EXTerních firem</text:p>
        </text:list-item>
        <text:list-item>
          <text:p text:style-name="P32">Počet do objednávek (součástky) → Součet součástek (objednat) dle objednaných výrobků</text:p>
        </text:list-item>
        <text:list-item>
          <text:p text:style-name="P33">TISK dodacího listu (u externích firem) bude obsahovat počet převedených součástek dle výběru datumu (dodací list bude mít hlavičku flajzar<text:s/>a přesný název součástek – dodavatelský kód a popis)</text:p>
        </text:list-item>
      </text:list>
      <text:p text:style-name="P34"/>
      <text:p text:style-name="P35">U výrobků lze vytvořit seznam materiálu (Nejlépe načíst z POHODY), kde lze zadávat a měnit všechny parametry</text:p>
      <text:p text:style-name="P36"/>
      <text:p text:style-name="P37">Každé okno by mělo tvořit ikonku pro uložení<text:s/></text:p>
      <text:p text:style-name="P38"/>
      <text:p text:style-name="P39">Poznámky pro<text:s/>:</text:p>
      <text:list text:style-name="LFO5" text:continue-numbering="true">
        <text:list-item>
          <text:p text:style-name="P40">Jaký OS běží na serveru s Pohodou</text:p>
        </text:list-item>
      </text:list>
      <text:p text:style-name="P41"/>
      <text:list text:style-name="LFO5" text:continue-numbering="true">
        <text:list-item>
          <text:p text:style-name="P42">Zeptat se jestli je možné na server kde běží pohoda nainstalovat nějakou službu (windows service)</text:p>
        </text:list-item>
      </text:list>
      <text:p text:style-name="P43"/>
      <text:list text:style-name="LFO5" text:continue-numbering="true">
        <text:list-item>
          <text:p text:style-name="P44">Povolení portu na firewallu</text:p>
        </text:list-item>
      </text:list>
      <text:p text:style-name="P45"/>
      <text:p text:style-name="P46"/>
      <text:p text:style-name="P47"/>
      <text:list text:style-name="LFO5" text:continue-numbering="true">
        <text:list-item>
          <text:p text:style-name="P48">Dodací list<text:s/>–<text:s/>šablona</text:p>
        </text:list-item>
      </text:list>
      <text:p text:style-name="P49"/>
      <text:list text:style-name="LFO5" text:continue-numbering="true">
        <text:list-item>
          <text:p text:style-name="P50">Ze skladu prodajna exportovat zásoby jen naše -&gt; ve kterých podskladech jsou?</text:p>
        </text:list-item>
      </text:list>
      <text:p text:style-name="P51"/>
      <text:list text:style-name="LFO5" text:continue-numbering="true">
        <text:list-item>
          <text:p text:style-name="P52">Nasimulovat konkrétní modelovou situaci z našeho skladu výrobky, podvýrobky, kolik čeho objednat, kolik má být skladem atd….</text:p>
        </text:list-item>
      </text:list>
      <text:p text:style-name="P53"/>
      <text:p text:style-name="P54">Doplnit záložku historie objednaného materiálu, kde se po odškrtnutí z objednávky materiálu zapíše do historie (něco jako u mého programu se strukturou roků)</text:p>
      <text:list text:style-name="LFO5" text:continue-numbering="true">
        <text:list-item>
          <text:p text:style-name="P55"/>
        </text:list-item>
      </text:list>
      <text:p text:style-name="P56">Poznámky Martin:</text:p>
      <text:list text:style-name="LFO5" text:continue-numbering="true">
        <text:list-item>
          <text:p text:style-name="P57"><text:span text:style-name="T58">Zjistit jak funguje sítová verze Pohody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Arial" style:font-name-asian="Lucida Sans Unicode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Lenovo User</dc:creator>
    <meta:creation-date>2013-08-02T13:06:00Z</meta:creation-date>
    <dc:date>2013-08-11T08:31:00Z</dc:date>
    <meta:template xlink:href="Normal.dotm" xlink:type="simple"/>
    <meta:editing-cycles>5</meta:editing-cycles>
    <meta:editing-duration>PT11700S</meta:editing-duration>
    <meta:document-statistic meta:page-count="4" meta:paragraph-count="9" meta:word-count="671" meta:character-count="4625" meta:row-count="33" meta:non-whitespace-character-count="3963"/>
  </office:meta>
</office:document-meta>
</file>